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paragraph-properties fo:margin-top="0in" fo:margin-bottom="0in" loext:contextual-spacing="false"/>
      <style:text-properties style:font-name="Overpass Light" fo:language="es" fo:country="ES" officeooo:paragraph-rsid="0019167d" style:font-name-asian="Overpass Light1" style:font-name-complex="Overpass Light1"/>
    </style:style>
    <style:style style:name="P4" style:family="paragraph" style:parent-style-name="Standard">
      <style:paragraph-properties fo:margin-top="0in" fo:margin-bottom="0in" loext:contextual-spacing="false"/>
      <style:text-properties style:font-name="Overpass Light" fo:font-size="12pt" fo:language="es" fo:country="ES" officeooo:paragraph-rsid="0019167d" style:font-name-asian="Overpass Light1" style:font-size-asian="12pt" style:font-name-complex="Overpass Light1" style:font-size-complex="12pt"/>
    </style:style>
    <style:style style:name="P5" style:family="paragraph" style:parent-style-name="Standard">
      <style:paragraph-properties fo:margin-top="0in" fo:margin-bottom="0in" loext:contextual-spacing="false" fo:text-align="justify" style:justify-single-word="false"/>
      <style:text-properties fo:language="es" fo:country="ES" officeooo:paragraph-rsid="0019167d"/>
    </style:style>
    <style:style style:name="P6" style:family="paragraph" style:parent-style-name="Standard">
      <style:paragraph-properties fo:margin-top="0in" fo:margin-bottom="0in" loext:contextual-spacing="false" fo:text-align="justify" style:justify-single-word="false"/>
      <style:text-properties fo:language="es" fo:country="ES" officeooo:rsid="0019167d" officeooo:paragraph-rsid="0019167d"/>
    </style:style>
    <style:style style:name="P7" style:family="paragraph" style:parent-style-name="Standard">
      <style:paragraph-properties fo:margin-top="0in" fo:margin-bottom="0in" loext:contextual-spacing="false" fo:text-align="justify" style:justify-single-word="false"/>
      <style:text-properties fo:language="es" fo:country="ES" officeooo:rsid="001fe84c" officeooo:paragraph-rsid="001fe84c"/>
    </style:style>
    <style:style style:name="P8" style:family="paragraph" style:parent-style-name="Standard" style:master-page-name="Standard">
      <style:paragraph-properties fo:margin-top="0in" fo:margin-bottom="0in" loext:contextual-spacing="false" style:page-number="1"/>
      <style:text-properties style:font-name="Overpass Light" fo:language="es" fo:country="ES" officeooo:paragraph-rsid="0019167d" style:font-name-asian="Overpass Light1" style:font-name-complex="Overpass Light1"/>
    </style:style>
    <style:style style:name="P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paragraph-rsid="0019167d" style:font-name-asian="Consolas1" style:font-size-asian="11pt" style:font-weight-asian="bold" style:font-name-complex="Consolas1" style:font-size-complex="11pt" style:font-weight-complex="bold"/>
    </style:style>
    <style:style style:name="P1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rsid="00200410" officeooo:paragraph-rsid="00200410" style:font-name-asian="Consolas1" style:font-size-asian="11pt" style:font-weight-asian="bold" style:font-name-complex="Consolas1" style:font-size-complex="11pt" style:font-weight-complex="bold"/>
    </style:style>
    <style:style style:name="P11" style:family="paragraph" style:parent-style-name="Standard">
      <style:text-properties fo:language="es" fo:country="ES" officeooo:rsid="0019167d" officeooo:paragraph-rsid="0019167d"/>
    </style:style>
    <style:style style:name="P12" style:family="paragraph" style:parent-style-name="Text_20_body">
      <style:text-properties fo:language="es" fo:country="ES"/>
    </style:style>
    <style:style style:name="P13" style:family="paragraph" style:parent-style-name="Text_20_body">
      <style:paragraph-properties fo:margin-top="0in" fo:margin-bottom="0in" loext:contextual-spacing="false" fo:text-align="justify" style:justify-single-word="false"/>
      <style:text-properties fo:language="es" fo:country="ES" officeooo:paragraph-rsid="0019167d"/>
    </style:style>
    <style:style style:name="P14" style:family="paragraph" style:parent-style-name="Heading_20_1" style:list-style-name="">
      <style:text-properties fo:language="es" fo:country="ES" officeooo:rsid="0019167d"/>
    </style:style>
    <style:style style:name="P15" style:family="paragraph" style:parent-style-name="Heading_20_1" style:list-style-name="">
      <style:text-properties fo:language="es" fo:country="ES" officeooo:paragraph-rsid="0019167d"/>
    </style:style>
    <style:style style:name="P16" style:family="paragraph" style:parent-style-name="Heading_20_1">
      <style:paragraph-properties fo:break-before="page"/>
      <style:text-properties fo:language="es" fo:country="ES" officeooo:rsid="0019167d"/>
    </style:style>
    <style:style style:name="P17" style:family="paragraph" style:parent-style-name="Heading_20_1">
      <style:paragraph-properties fo:break-before="page"/>
      <style:text-properties fo:language="es" fo:country="ES" officeooo:paragraph-rsid="0019167d"/>
    </style:style>
    <style:style style:name="P18" style:family="paragraph" style:parent-style-name="Title">
      <style:paragraph-properties fo:margin-top="0in" fo:margin-bottom="0in" loext:contextual-spacing="false" fo:line-height="100%"/>
      <style:text-properties style:font-name="Overpass" fo:font-size="24pt" fo:language="es" fo:country="ES" fo:font-weight="bold" officeooo:paragraph-rsid="0019167d" style:font-name-asian="Overpass1" style:font-size-asian="24pt" style:font-weight-asian="bold" style:font-name-complex="Overpass1" style:font-size-complex="24pt"/>
    </style:style>
    <style:style style:name="P19" style:family="paragraph" style:parent-style-name="Heading_20_2">
      <style:text-properties fo:language="es" fo:country="ES" officeooo:paragraph-rsid="0019167d"/>
    </style:style>
    <style:style style:name="P20" style:family="paragraph" style:parent-style-name="Heading_20_2">
      <style:paragraph-properties fo:margin-top="0in" fo:margin-bottom="0in" loext:contextual-spacing="false" fo:text-align="justify" style:justify-single-word="false"/>
      <style:text-properties fo:language="es" fo:country="ES" officeooo:paragraph-rsid="0019167d"/>
    </style:style>
    <style:style style:name="P21" style:family="paragraph" style:parent-style-name="Contents_20_Heading">
      <style:text-properties fo:language="es" fo:country="ES"/>
    </style:style>
    <style:style style:name="P22" style:family="paragraph" style:parent-style-name="Subtitle">
      <style:paragraph-properties fo:margin-top="0in" fo:margin-bottom="0.139in" loext:contextual-spacing="false" fo:line-height="115%"/>
      <style:text-properties fo:color="#000000" style:font-name="Overpass" fo:font-size="14pt" fo:language="es" fo:country="ES" officeooo:paragraph-rsid="0019167d" style:font-name-asian="Overpass1" style:font-size-asian="14pt" style:font-name-complex="Overpass1" style:font-size-complex="14pt"/>
    </style:style>
    <style:style style:name="P23" style:family="paragraph">
      <style:paragraph-properties fo:margin-top="0in" fo:margin-bottom="0in" fo:line-height="100%" fo:text-align="center"/>
    </style:style>
    <style:style style:name="P24" style:family="paragraph">
      <style:paragraph-properties fo:margin-top="0in" fo:margin-bottom="0in" fo:line-height="100%" fo:text-align="start"/>
    </style:style>
    <style:style style:name="P25" style:family="paragraph">
      <loext:graphic-properties draw:fill="solid" draw:fill-color="#cfe2f3"/>
      <style:paragraph-properties fo:margin-top="0in" fo:margin-bottom="0in" fo:line-height="100%" fo:text-align="start"/>
      <style:text-properties fo:font-size="8pt" style:font-size-asian="8pt" style:font-size-complex="8pt"/>
    </style:style>
    <style:style style:name="P26" style:family="paragraph">
      <loext:graphic-properties draw:fill="none"/>
      <style:paragraph-properties fo:text-align="start"/>
    </style:style>
    <style:style style:name="T1" style:family="text">
      <style:text-properties officeooo:rsid="001fe84c"/>
    </style:style>
    <style:style style:name="T2" style:family="text">
      <style:text-properties fo:language="es" fo:country="ES"/>
    </style:style>
    <style:style style:name="T3" style:family="text">
      <style:text-properties officeooo:rsid="00200410"/>
    </style:style>
    <style:style style:name="T4"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1.863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2.0189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016in" fo:min-width="0.9091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
      <text:p text:style-name="P18"><text:bookmark text:name="_lrjvt7k8tjjk"/></text:p>
      <text:p text:style-name="P18"><text:bookmark text:name="_46zu934dgesj"/></text:p>
      <text:p text:style-name="P18"><text:bookmark text:name="_uv8gbgek80ny"/>Jenkins: Sistema de bloqueo con bash_mutex</text:p>
      <text:p text:style-name="P22"><text:bookmark text:name="_447sl5nyappo"/></text:p>
      <text:p text:style-name="P3"/>
      <text:p text:style-name="P4">Revision 1</text:p>
      <text:p text:style-name="P4">26/06/2018</text:p>
      <text:h text:style-name="P16"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Índice</text:p>
          </text:index-title>
          <text:p text:style-name="P1"><text:a xlink:type="simple" xlink:href="#__RefHeading___Toc656_3157778224" text:style-name="Index_20_Link" text:visited-style-name="Index_20_Link"><text:span text:style-name="T2">Introducción<text:tab/>3</text:span></text:a></text:p>
          <text:p text:style-name="P1"><text:a xlink:type="simple" xlink:href="#__RefHeading___Toc658_3157778224" text:style-name="Index_20_Link" text:visited-style-name="Index_20_Link"><text:span text:style-name="T2">Arquitectura<text:tab/>3</text:span></text:a></text:p>
          <text:p text:style-name="P2"><text:a xlink:type="simple" xlink:href="#__RefHeading___Toc660_3157778224" text:style-name="Index_20_Link" text:visited-style-name="Index_20_Link"><text:span text:style-name="T2">Local<text:tab/>3</text:span></text:a></text:p>
          <text:p text:style-name="P2"><text:a xlink:type="simple" xlink:href="#__RefHeading___Toc662_3157778224" text:style-name="Index_20_Link" text:visited-style-name="Index_20_Link"><text:span text:style-name="T2">Distribuida<text:tab/>3</text:span></text:a></text:p>
        </text:index-body>
      </text:table-of-content>
      <text:p text:style-name="P11"/>
      <text:h text:style-name="P14" text:outline-level="1"/>
      <text:h text:style-name="P17" text:outline-level="1"><text:bookmark-start text:name="__RefHeading___Toc656_3157778224"/>Introducción<text:bookmark-end text:name="__RefHeading___Toc656_3157778224"/></text:h>
      <text:p text:style-name="P5">Se da el caso de que los bloqueos propios de Jenkins a veces no son suficientemente robustos, o no dan la flexibilidad que se requiere en ciertas situaciones. Para rellenar este hueco de forma fácil y general, que pueda ser usada no sólamente por Jenkins, sinó por cualquier proceso que tenga acceso a una shell *NIX, se proporciona un script en Bash para poder controlar el acceso a recursos mediante un mutex basado en la creación de un directorio, que también permite enumerar un número máximo de procesos que pueden estar en cola a la espera de obtener el mutex. Todo el proceso también está controlado por un tiempo máximo de retención del bloqueo. Otra característica, es que se permiten crear tantos mutex diferentes como se necesiten, pudiendolos nombrar a conveniencia.</text:p>
      <text:h text:style-name="P15" text:outline-level="1"/>
      <text:h text:style-name="P17" text:outline-level="1"><text:bookmark-start text:name="__RefHeading___Toc658_3157778224"/><text:bookmark text:name="_4xwiqut3d6qo"/>Arquitectura<text:bookmark-end text:name="__RefHeading___Toc658_3157778224"/></text:h>
      <text:p text:style-name="P12">Como requisito indispensable para el correcto funcionamiento del sistema de bloqueo, se requiere que todos los procesos que vayan a ser ejecutados mediante bash_mutex.sh tengan acceso a un mismo sistema de ficheros. <text:span text:style-name="T1">Se pueden dar dos escenarios claramente diferenciados, que se explican a continuación.</text:span></text:p>
      <text:h text:style-name="P19" text:outline-level="2"><text:bookmark-start text:name="__RefHeading___Toc660_3157778224"/><text:bookmark text:name="_u5u7yla5ivll"/>Local<text:bookmark-end text:name="__RefHeading___Toc660_3157778224"/></text:h>
      <text:p text:style-name="P5"><text:span text:style-name="T1">En éste escenario, todas las ejecuciones se realizan en un mismo servidor. </text:span>El script bash_mutex.sh necesita tener acceso a un<text:span text:style-name="T1">o de los</text:span> filesystem<text:span text:style-name="T1">s disponibles en el sistema,</text:span> con <text:span text:style-name="T1">los </text:span>permisos adecuados, donde poder crear el directorio de mutex. Todas las ejecuciones relacionadas con un mutex concreto (con el mismo nombre de mutex) deben apuntar al mismo directorio de bloqueo para el correcto funcionamiento. Dicha ruta está controlada por la variable de entorno LOCK_PATH, <text:span text:style-name="T1">que si no está indicada explícitamente, coge el valor por defecto ‘/var/tmp’</text:span>.</text:p>
      <text:p text:style-name="P5"/>
      <text:p text:style-name="P5">En el siguiente ejemplo, se solicita el bloqueo del mutex con nombre “label1”, con un tiempo máximo de retención del bloqueo de 60 segundos, y un tiempo máximo de espera para poder tener acceso al bloqueo de 30 segundos, <text:span text:style-name="T3">y estableciendo como ruta de bloqueo, el directorio ‘/run/jenkins_locks’</text:span>:</text:p>
      <text:p text:style-name="P5"/>
      <text:p text:style-name="P10">export LOCK_PATH=/run/jenkins_locks</text:p>
      <text:p text:style-name="P9">bash_mutex.sh -m 'label1' -n 3 -ml 60 -mw 30 'echo $$ &gt;&gt; /tmp/test'"</text:p>
      <text:p text:style-name="P13"/>
      <text:h text:style-name="P20" text:outline-level="2"><text:bookmark-start text:name="__RefHeading___Toc662_3157778224"/><text:bookmark text:name="_qmu8051tpiph"/>Distribuida<text:bookmark-end text:name="__RefHeading___Toc662_3157778224"/></text:h>
      <text:p text:style-name="P6">En <text:span text:style-name="T3">éste escenario, </text:span>nos interesa poder ejecutar procesos mútuamente excluyentes desde diferentes servidores, <text:span text:style-name="T3">por lo que </text:span>necesitamos tener acceso a algún filesystem compartido que nos permita concurrencia de acceso <text:span text:style-name="T3">para la escritura</text:span>. La forma más sencilla de conseguir ésto es usando un recurso NFS compartido entre todos los servidores implicados. La arquitectura que proponemos para montar éste escenario la basamos en un Filesystem temporal residente en memoria de un servidor (master), el cual exportamos por NFS al resto de servidores:</text:p>
      <text:p text:style-name="P6"/>
      <text:p text:style-name="P6"><draw:g text:anchor-type="as-char" draw:z-index="0" draw:style-name="gr1"><draw:custom-shape draw:name="Shape 2" draw:style-name="gr2" draw:text-style-name="P25" svg:width="2.063in" svg:height="1.0433in" svg:x="2.2189in" svg:y="0in"><text:p text:style-name="P23"><text:span text:style-name="T4">Jenkins Master</text:span></text:p><text:p text:style-name="P24"><text:span text:style-name="T4"/></text:p><text:p text:style-name="P24"><text:span text:style-name="T4">tmpfs -&gt; /run/jenkins_locks</text:span></text:p><text:p text:style-name="P24"><text:span text:style-name="T4">export NFS -&gt; /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5" svg:width="2.2185in" svg:height="1.0433in" svg:x="0in" svg:y="1.6236in"><text:p text:style-name="P23"><text:span text:style-name="T4">Jenkins Slave1</text:span></text:p><text:p text:style-name="P24"><text:span text:style-name="T4"/></text:p><text:p text:style-name="P24"><text:span text:style-name="T4">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25" svg:width="2.2185in" svg:height="1.0433in" svg:x="4.2819in" svg:y="1.6236in"><text:p text:style-name="P23"><text:span text:style-name="T4">Jenkins Slave2</text:span></text:p><text:p text:style-name="P24"><text:span text:style-name="T4"/></text:p><text:p text:style-name="P24"><text:span text:style-name="T4">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26" svg:width="1.1094in" svg:height="1.1016in" svg:x="1.1047in" svg:y="0.5217in"><text:p/><draw:enhanced-geometry draw:mirror-horizontal="true" draw:mirror-vertical="false" svg:viewBox="0 0 21600 21600" draw:type="mso-spt32" draw:enhanced-path="M 0 0 L 21600 21600 N"/></draw:custom-shape><draw:custom-shape draw:style-name="gr4" draw:text-style-name="P26" svg:width="1.1094in" svg:height="1.1016in" svg:x="4.2819in" svg:y="0.5217in"><text:p/><draw:enhanced-geometry draw:mirror-horizontal="false" draw:mirror-vertical="false" svg:viewBox="0 0 21600 21600" draw:type="mso-spt32" draw:enhanced-path="M 0 0 L 21600 21600 N"/></draw:custom-shape></draw:g></text:p>
      <text:p text:style-name="P6"/>
      <text:p text:style-name="P6"><text:soft-page-break/>Se adjunta un playbook de Ansible para la configuración automatizada de<text:span text:style-name="T3">l sistema propuesto</text:span>. <text:span text:style-name="T1">Para su ejecución, únicamente es necesario adaptar el inventario a los servidores en los que se quiere montar el sistema:</text:span></text:p>
      <text:p text:style-name="P6"/>
      <text:p text:style-name="P7"># cat inventory </text:p>
      <text:p text:style-name="P7">[master]</text:p>
      <text:p text:style-name="P7">jenkinsmaster</text:p>
      <text:p text:style-name="P7"/>
      <text:p text:style-name="P7">[slaves]</text:p>
      <text:p text:style-name="P7">jenkinsslave1</text:p>
      <text:p text:style-name="P7">jenkinsslave2</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1fe84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02:05.090096606</meta:creation-date>
    <dc:date>2018-11-21T09:32:21.769129623</dc:date>
    <meta:editing-duration>PT25M6S</meta:editing-duration>
    <meta:editing-cycles>7</meta:editing-cycles>
    <meta:generator>LibreOffice/6.0.6.2$Linux_X86_64 LibreOffice_project/00$Build-2</meta:generator>
    <meta:document-statistic meta:table-count="0" meta:image-count="0" meta:object-count="0" meta:page-count="5" meta:paragraph-count="27" meta:word-count="466" meta:character-count="3006" meta:non-whitespace-character-count="2565"/>
  </office:meta>
</office:document-meta>
</file>